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584cm" table:align="left"/>
    </style:style>
    <style:style style:name="Tabelle1.A" style:family="table-column">
      <style:table-column-properties style:column-width="1.302cm"/>
    </style:style>
    <style:style style:name="Tabelle1.B" style:family="table-column">
      <style:table-column-properties style:column-width="1.304cm"/>
    </style:style>
    <style:style style:name="Tabelle1.D" style:family="table-column">
      <style:table-column-properties style:column-width="1.099cm"/>
    </style:style>
    <style:style style:name="Tabelle1.E" style:family="table-column">
      <style:table-column-properties style:column-width="12.57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84cm" table:align="left"/>
    </style:style>
    <style:style style:name="Tabelle2.A" style:family="table-column">
      <style:table-column-properties style:column-width="1.302cm"/>
    </style:style>
    <style:style style:name="Tabelle2.B" style:family="table-column">
      <style:table-column-properties style:column-width="1.304cm"/>
    </style:style>
    <style:style style:name="Tabelle2.D" style:family="table-column">
      <style:table-column-properties style:column-width="1.099cm"/>
    </style:style>
    <style:style style:name="Tabelle2.E" style:family="table-column">
      <style:table-column-properties style:column-width="12.57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0a5a2f" officeooo:paragraph-rsid="000a5a2f" style:font-weight-asian="bold" style:font-weight-complex="bold"/>
    </style:style>
    <style:style style:name="P3" style:family="paragraph" style:parent-style-name="Standard">
      <style:text-properties style:font-name="Arial" officeooo:rsid="000ac0cd" officeooo:paragraph-rsid="000ac0cd"/>
    </style:style>
    <style:style style:name="P4" style:family="paragraph" style:parent-style-name="Standard">
      <style:text-properties style:font-name="Arial" officeooo:rsid="000e7719" officeooo:paragraph-rsid="000e7719"/>
    </style:style>
    <style:style style:name="P5" style:family="paragraph" style:parent-style-name="Standard">
      <style:text-properties style:font-name="Arial" officeooo:rsid="0016c019" officeooo:paragraph-rsid="0016c019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16c019" officeooo:paragraph-rsid="0016c019"/>
    </style:style>
    <style:style style:name="P7" style:family="paragraph" style:parent-style-name="Standard">
      <style:text-properties style:font-name="Arial" officeooo:rsid="0016c019" officeooo:paragraph-rsid="0028e61a"/>
    </style:style>
    <style:style style:name="P8" style:family="paragraph" style:parent-style-name="Standard">
      <style:text-properties style:font-name="Arial" officeooo:rsid="0020f837" officeooo:paragraph-rsid="0020f837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287e20" officeooo:paragraph-rsid="00287e20"/>
    </style:style>
    <style:style style:name="P10" style:family="paragraph" style:parent-style-name="Standard">
      <style:text-properties officeooo:paragraph-rsid="0028e61a"/>
    </style:style>
    <style:style style:name="P11" style:family="paragraph" style:parent-style-name="Standard">
      <style:paragraph-properties fo:break-before="page"/>
      <style:text-properties style:font-name="Arial" officeooo:rsid="0016c019" officeooo:paragraph-rsid="0016c019"/>
    </style:style>
    <style:style style:name="P12" style:family="paragraph" style:parent-style-name="Table_20_Contents">
      <style:text-properties style:font-name="Arial" officeooo:rsid="001764ce" officeooo:paragraph-rsid="001764ce"/>
    </style:style>
    <style:style style:name="P13" style:family="paragraph" style:parent-style-name="Table_20_Contents">
      <style:text-properties style:font-name="Arial" officeooo:rsid="001764ce" officeooo:paragraph-rsid="0028e61a"/>
    </style:style>
    <style:style style:name="P14" style:family="paragraph" style:parent-style-name="Table_20_Contents">
      <style:text-properties style:font-name="Arial" officeooo:rsid="001aba30" officeooo:paragraph-rsid="001aba30"/>
    </style:style>
    <style:style style:name="P15" style:family="paragraph" style:parent-style-name="Table_20_Contents">
      <style:text-properties style:font-name="Arial" officeooo:rsid="001aba30" officeooo:paragraph-rsid="0028e61a"/>
    </style:style>
    <style:style style:name="P16" style:family="paragraph" style:parent-style-name="Table_20_Contents">
      <style:text-properties style:font-name="Arial" officeooo:rsid="001f723b" officeooo:paragraph-rsid="001f723b"/>
    </style:style>
    <style:style style:name="P17" style:family="paragraph" style:parent-style-name="Table_20_Contents">
      <style:text-properties style:font-name="Arial" style:text-underline-style="solid" style:text-underline-type="double" style:text-underline-width="auto" style:text-underline-color="font-color" officeooo:rsid="001764ce" officeooo:paragraph-rsid="001764ce"/>
    </style:style>
    <style:style style:name="P18" style:family="paragraph" style:parent-style-name="Table_20_Contents">
      <style:text-properties style:font-name="Arial" style:text-underline-style="none" officeooo:rsid="001764ce" officeooo:paragraph-rsid="00232bfd"/>
    </style:style>
    <style:style style:name="P19" style:family="paragraph" style:parent-style-name="Table_20_Contents">
      <style:text-properties style:font-name="Arial" style:text-underline-style="none" officeooo:rsid="001764ce" officeooo:paragraph-rsid="0024c24d"/>
    </style:style>
    <style:style style:name="P20" style:family="paragraph" style:parent-style-name="Table_20_Contents">
      <style:text-properties style:font-name="Arial" style:text-underline-style="none" officeooo:rsid="001aba30" officeooo:paragraph-rsid="001aba30"/>
    </style:style>
    <style:style style:name="P21" style:family="paragraph" style:parent-style-name="Table_20_Contents">
      <style:text-properties style:font-name="Arial" style:text-underline-style="none" officeooo:rsid="001aba30" officeooo:paragraph-rsid="0028e61a"/>
    </style:style>
    <style:style style:name="P22" style:family="paragraph" style:parent-style-name="Table_20_Contents">
      <style:text-properties style:font-name="Arial" style:text-underline-style="none" officeooo:rsid="001f723b" officeooo:paragraph-rsid="0022fc49"/>
    </style:style>
    <style:style style:name="P23" style:family="paragraph" style:parent-style-name="Table_20_Contents">
      <style:text-properties fo:color="#000000" style:font-name="Arial" officeooo:rsid="002ae299" officeooo:paragraph-rsid="002ae299"/>
    </style:style>
    <style:style style:name="P24" style:family="paragraph" style:parent-style-name="Table_20_Contents">
      <style:text-properties fo:color="#000000" style:font-name="Arial" style:text-underline-style="none" officeooo:rsid="001f723b" officeooo:paragraph-rsid="0028e61a"/>
    </style:style>
    <style:style style:name="P25" style:family="paragraph" style:parent-style-name="Table_20_Contents">
      <style:text-properties fo:color="#000000" style:font-name="Arial" style:text-underline-style="none" officeooo:rsid="001764ce" officeooo:paragraph-rsid="0028e61a"/>
    </style:style>
    <style:style style:name="P26" style:family="paragraph" style:parent-style-name="Table_20_Contents">
      <style:text-properties fo:color="#000000" style:font-name="Arial" style:text-underline-style="solid" style:text-underline-type="double" style:text-underline-width="auto" style:text-underline-color="font-color" officeooo:rsid="001764ce" officeooo:paragraph-rsid="0028e61a"/>
    </style:style>
    <style:style style:name="P27" style:family="paragraph" style:parent-style-name="Table_20_Contents">
      <style:text-properties fo:color="#000000" style:font-name="Arial" officeooo:rsid="002b9352" officeooo:paragraph-rsid="002b9352"/>
    </style:style>
    <style:style style:name="P28" style:family="paragraph" style:parent-style-name="Table_20_Contents">
      <style:text-properties fo:color="#000000" style:font-name="Arial" officeooo:rsid="002bc880" officeooo:paragraph-rsid="002bc880"/>
    </style:style>
    <style:style style:name="P29" style:family="paragraph" style:parent-style-name="Standard" style:list-style-name="L1">
      <style:text-properties officeooo:rsid="000e7719" officeooo:paragraph-rsid="000e7719"/>
    </style:style>
    <style:style style:name="P30" style:family="paragraph" style:parent-style-name="Standard" style:list-style-name="L1">
      <style:text-properties style:font-name="Arial" officeooo:rsid="00106165" officeooo:paragraph-rsid="00106165"/>
    </style:style>
    <style:style style:name="P31" style:family="paragraph" style:parent-style-name="Standard" style:list-style-name="L1">
      <style:text-properties style:font-name="Arial" officeooo:rsid="000ac0cd" officeooo:paragraph-rsid="000ac0cd"/>
    </style:style>
    <style:style style:name="P32" style:family="paragraph" style:parent-style-name="Standard" style:list-style-name="L1">
      <style:text-properties style:font-name="Arial" officeooo:rsid="0018a8c0" officeooo:paragraph-rsid="0018a8c0"/>
    </style:style>
    <style:style style:name="P33" style:family="paragraph" style:parent-style-name="Standard" style:list-style-name="L1">
      <style:text-properties style:font-name="Arial" officeooo:rsid="000ade26" officeooo:paragraph-rsid="000ade26"/>
    </style:style>
    <style:style style:name="P34" style:family="paragraph" style:parent-style-name="Standard" style:list-style-name="L1">
      <style:text-properties style:font-name="Arial" officeooo:rsid="000ade26" officeooo:paragraph-rsid="000d988f"/>
    </style:style>
    <style:style style:name="P35" style:family="paragraph" style:parent-style-name="Standard" style:list-style-name="L1">
      <style:text-properties style:font-name="Arial" officeooo:rsid="000e7719" officeooo:paragraph-rsid="000e7719"/>
    </style:style>
    <style:style style:name="P36" style:family="paragraph" style:parent-style-name="Standard" style:list-style-name="L1">
      <style:text-properties officeooo:rsid="00106165" officeooo:paragraph-rsid="00106165"/>
    </style:style>
    <style:style style:name="P37" style:family="paragraph" style:parent-style-name="Table_20_Contents">
      <style:text-properties fo:color="#800000" style:font-name="Arial" officeooo:rsid="00232bfd" officeooo:paragraph-rsid="0026dd9a"/>
    </style:style>
    <style:style style:name="T1" style:family="text">
      <style:text-properties style:font-name="Arial"/>
    </style:style>
    <style:style style:name="T2" style:family="text">
      <style:text-properties style:font-name="Arial" officeooo:rsid="000ac0cd"/>
    </style:style>
    <style:style style:name="T3" style:family="text">
      <style:text-properties style:font-name="Arial" officeooo:rsid="000eb16d"/>
    </style:style>
    <style:style style:name="T4" style:family="text">
      <style:text-properties style:font-name="Arial" officeooo:rsid="00119aa0"/>
    </style:style>
    <style:style style:name="T5" style:family="text">
      <style:text-properties officeooo:rsid="000d988f"/>
    </style:style>
    <style:style style:name="T6" style:family="text">
      <style:text-properties officeooo:rsid="000e7719"/>
    </style:style>
    <style:style style:name="T7" style:family="text">
      <style:text-properties officeooo:rsid="00119aa0"/>
    </style:style>
    <style:style style:name="T8" style:family="text">
      <style:text-properties officeooo:rsid="00138d2d"/>
    </style:style>
    <style:style style:name="T9" style:family="text">
      <style:text-properties officeooo:rsid="0022fc49"/>
    </style:style>
    <style:style style:name="T10" style:family="text">
      <style:text-properties officeooo:rsid="00232bfd"/>
    </style:style>
    <style:style style:name="T11" style:family="text">
      <style:text-properties officeooo:rsid="0024c24d"/>
    </style:style>
    <style:style style:name="T12" style:family="text">
      <style:text-properties fo:color="#800000"/>
    </style:style>
    <style:style style:name="T13" style:family="text">
      <style:text-properties fo:color="#800000" officeooo:rsid="00232b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SM</text:p>
      <text:p text:style-name="P1"/>
      <text:p text:style-name="P3">Definition:</text:p>
      <text:list xml:id="list8732211365140796866" text:style-name="L1">
        <text:list-item>
          <text:p text:style-name="P29"><text:span text:style-name="T2">D</text:span><text:span text:style-name="T1">aten am Ende des Speichers. </text:span><text:span text:style-name="T3">Adressen hierzu h</text:span><text:span text:style-name="T1">andelt der Compiler.</text:span></text:p>
        </text:list-item>
        <text:list-item>
          <text:p text:style-name="P30">Programmcode fängt bei 0 an</text:p>
        </text:list-item>
        <text:list-item>
          <text:p text:style-name="P36"><text:span text:style-name="T1">Befehl 0 he</text:span><text:span text:style-name="T4">iß</text:span><text:span text:style-name="T1">t: Ende des Program</text:span><text:span text:style-name="T4">m</text:span><text:span text:style-name="T1">s</text:span></text:p>
        </text:list-item>
        <text:list-item>
          <text:p text:style-name="P31">3 Bytes pro Befehl</text:p>
        </text:list-item>
        <text:list-item>
          <text:p text:style-name="P31">Befehle können 2 Parameter haben</text:p>
        </text:list-item>
        <text:list-item>
          <text:p text:style-name="P31"><text:span text:style-name="T2">Konstanten werden mit dem </text:span><text:span text:style-name="T7">P</text:span><text:span text:style-name="T2">refix # markiert</text:span></text:p>
        </text:list-item>
        <text:list-item>
          <text:p text:style-name="P31">Register:</text:p>
          <text:list>
            <text:list-item>
              <text:p text:style-name="P32">Rechenergebnisse: 1DWort: <text:bookmark-start text:name="__DdeLink__98_249798179"/>rx<text:bookmark-end text:name="__DdeLink__98_249798179"/></text:p>
            </text:list-item>
            <text:list-item>
              <text:p text:style-name="P31">1 Byte: a, b, c, d, e, f, g, h</text:p>
            </text:list-item>
            <text:list-item>
              <text:p text:style-name="P31">1 Wort:</text:p>
              <text:list>
                <text:list-item>
                  <text:p text:style-name="P31">a und b = w1</text:p>
                </text:list-item>
                <text:list-item>
                  <text:p text:style-name="P31">c und d = w2</text:p>
                </text:list-item>
                <text:list-item>
                  <text:p text:style-name="P31">e und f = w3</text:p>
                </text:list-item>
                <text:list-item>
                  <text:p text:style-name="P31">g und h = w4</text:p>
                </text:list-item>
              </text:list>
            </text:list-item>
            <text:list-item>
              <text:p text:style-name="P31">1DWort:</text:p>
              <text:list>
                <text:list-item>
                  <text:p text:style-name="P31">w1 und w2 = ax</text:p>
                </text:list-item>
                <text:list-item>
                  <text:p text:style-name="P31">w3 und w4 = bx</text:p>
                </text:list-item>
              </text:list>
            </text:list-item>
          </text:list>
        </text:list-item>
        <text:list-item>
          <text:p text:style-name="P33">Aufbau eines Befehls: (links nach rechts)</text:p>
          <text:list>
            <text:list-item>
              <text:p text:style-name="P33">6 bit: Befehl →<text:span text:style-name="T6"> 64 Befehle möglich</text:span></text:p>
            </text:list-item>
            <text:list-item>
              <text:p text:style-name="P34">3 bit: Info zum Befehl<text:tab/>→ bei manchen befehlen verkürzbar auf 2bit</text:p>
              <text:p text:style-name="P34"><text:tab/><text:tab/><text:tab/><text:tab/>damit auch 16 bit (2 Byte) Konstanten</text:p>
              <text:p text:style-name="P34"><text:tab/><text:tab/><text:tab/><text:tab/>genutzt werden können. <text:span text:style-name="T5">Details bei den Befehlen.</text:span></text:p>
            </text:list-item>
            <text:list-item>
              <text:p text:style-name="P33">15 bit: Adressen/Konstanten →<text:span text:style-name="T6"> reicht für mehr als 32768 Adressen</text:span></text:p>
            </text:list-item>
            <text:list-item>
              <text:p text:style-name="P35">Braucht ein Befehl zwei Adressen wird einfach zwei mal der gleiche Befehl hintereinander angegeben</text:p>
            </text:list-item>
            <text:list-item>
              <text:p text:style-name="P35">Sprungziele: Labels definierbar mit :<text:span text:style-name="T8">MY</text:span>LABEL: Buchstaben / Zahlen</text:p>
              <text:list>
                <text:list-item>
                  <text:p text:style-name="P35">beim Compilieren werden die Labels durch tatsächliche Adressen ersetzt</text:p>
                </text:list-item>
              </text:list>
            </text:list-item>
          </text:list>
        </text:list-item>
      </text:list>
      <text:p text:style-name="P4"/>
      <text:p text:style-name="P11">Befehle:</text:p>
      <text:p text:style-name="P5"/>
      <text:p text:style-name="P6">0: Ende</text:p>
      <text:p text:style-name="P5">Beendet das Programm</text:p>
      <text:p text:style-name="P5"/>
      <text:p text:style-name="P6">2: I++</text:p>
      <text:p text:style-name="P5">Integer Addition</text:p>
      <text:p text:style-name="P5"/>
      <text:p text:style-name="P8">Konstanten stehen immer im rechten Teil der Daten, da dort ein Bit mehr zur verfügung steht.</text:p>
      <text:p text:style-name="P8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column table:style-name="Tabelle1.E"/>
        <table:table-row>
          <table:table-cell table:style-name="Tabelle1.A1" office:value-type="string">
            <text:p text:style-name="P12">Bit 3</text:p>
          </table:table-cell>
          <table:table-cell table:style-name="Tabelle1.A1" office:value-type="string">
            <text:p text:style-name="P12">Bit 2</text:p>
          </table:table-cell>
          <table:table-cell table:style-name="Tabelle1.A1" office:value-type="string">
            <text:p text:style-name="P12">Bit 1</text:p>
          </table:table-cell>
          <table:table-cell table:style-name="Tabelle1.A1" office:value-type="string">
            <text:p text:style-name="P14">Dec</text:p>
          </table:table-cell>
          <table:table-cell table:style-name="Tabelle1.E1" office:value-type="string">
            <text:p text:style-name="P12">Bedeutung</text:p>
          </table:table-cell>
        </table:table-row>
        <table:table-row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4">0</text:p>
          </table:table-cell>
          <table:table-cell table:style-name="Tabelle1.E2" office:value-type="string">
            <text:p text:style-name="P12">Register + Konstante<text:span text:style-name="T12"> </text:span><text:bookmark-start text:name="__DdeLink__108_249798179"/><text:span text:style-name="T13">(TODO: Wie groß? (mit Vorzeichen))</text:span><text:bookmark-end text:name="__DdeLink__108_249798179"/></text:p>
          </table:table-cell>
        </table:table-row>
        <table:table-row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20">1</text:p>
          </table:table-cell>
          <table:table-cell table:style-name="Tabelle1.E2" office:value-type="string">
            <text:p text:style-name="P22">Register + Register</text:p>
          </table:table-cell>
        </table:table-row>
        <table:table-row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20">2</text:p>
          </table:table-cell>
          <table:table-cell table:style-name="Tabelle1.E2" office:value-type="string">
            <text:p text:style-name="P18"><text:bookmark-start text:name="__DdeLink__106_249798179"/><text:span text:style-name="T11">Pointer</text:span><text:bookmark-end text:name="__DdeLink__106_249798179"/> + Register →<text:span text:style-name="T9"> Es werden 2 Befehle nötig</text:span></text:p>
          </table:table-cell>
        </table:table-row>
        <table:table-row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20">3</text:p>
          </table:table-cell>
          <table:table-cell table:style-name="Tabelle1.E2" office:value-type="string">
            <text:p text:style-name="P19"><text:span text:style-name="T11">Pointer</text:span> + Konstante →<text:span text:style-name="T9"> Es werden 2 Befehle nötig </text:span><text:bookmark text:name="__DdeLink__110_249798179"/></text:p>
          </table:table-cell>
        </table:table-row>
        <table:table-row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4">4</text:p>
          </table:table-cell>
          <table:table-cell table:style-name="Tabelle1.E2" office:value-type="string">
            <text:p text:style-name="P12">Register + Konstante →<text:span text:style-name="T10"> Auf zwei Befehle, für größere Konstanten</text:span></text:p>
            <text:p text:style-name="P37">(TODO: Wie groß? (mit Vorzeichen))</text:p>
          </table:table-cell>
        </table:table-row>
        <table:table-row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4">5</text:p>
          </table:table-cell>
          <table:table-cell table:style-name="Tabelle1.E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0</text:p>
          </table:table-cell>
          <table:table-cell table:style-name="Tabelle1.A2" office:value-type="string">
            <text:p text:style-name="P14">6</text:p>
          </table:table-cell>
          <table:table-cell table:style-name="Tabelle1.E2" office:value-type="string">
            <text:p text:style-name="P12"/>
          </table:table-cell>
        </table:table-row>
        <table:table-row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2">1</text:p>
          </table:table-cell>
          <table:table-cell table:style-name="Tabelle1.A2" office:value-type="string">
            <text:p text:style-name="P14">7</text:p>
          </table:table-cell>
          <table:table-cell table:style-name="Tabelle1.E2" office:value-type="string">
            <text:p text:style-name="P17"/>
          </table:table-cell>
        </table:table-row>
      </table:table>
      <text:p text:style-name="P5"/>
      <text:p text:style-name="P9">8: Print</text:p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A"/>
        <table:table-column table:style-name="Tabelle2.D"/>
        <table:table-column table:style-name="Tabelle2.E"/>
        <table:table-row>
          <table:table-cell table:style-name="Tabelle2.A1" office:value-type="string">
            <text:p text:style-name="P13">Bit 3</text:p>
          </table:table-cell>
          <table:table-cell table:style-name="Tabelle2.A1" office:value-type="string">
            <text:p text:style-name="P13">Bit 2</text:p>
          </table:table-cell>
          <table:table-cell table:style-name="Tabelle2.A1" office:value-type="string">
            <text:p text:style-name="P13">Bit 1</text:p>
          </table:table-cell>
          <table:table-cell table:style-name="Tabelle2.A1" office:value-type="string">
            <text:p text:style-name="P15">Dec</text:p>
          </table:table-cell>
          <table:table-cell table:style-name="Tabelle2.E1" office:value-type="string">
            <text:p text:style-name="P13">Bedeutung</text:p>
          </table:table-cell>
        </table:table-row>
        <table:table-row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5">0</text:p>
          </table:table-cell>
          <table:table-cell table:style-name="Tabelle2.E2" office:value-type="string">
            <text:p text:style-name="P23"><text:bookmark-start text:name="__DdeLink__108_2497981791"/><text:span text:style-name="T10">S</text:span><text:bookmark-end text:name="__DdeLink__108_2497981791"/>tring von Adresse bis \0</text:p>
          </table:table-cell>
        </table:table-row>
        <table:table-row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21">1</text:p>
          </table:table-cell>
          <table:table-cell table:style-name="Tabelle2.E2" office:value-type="string">
            <text:p text:style-name="P24"/>
          </table:table-cell>
        </table:table-row>
        <table:table-row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21">2</text:p>
          </table:table-cell>
          <table:table-cell table:style-name="Tabelle2.E2" office:value-type="string">
            <text:p text:style-name="P25"/>
          </table:table-cell>
        </table:table-row>
        <table:table-row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21">3</text:p>
          </table:table-cell>
          <table:table-cell table:style-name="Tabelle2.E2" office:value-type="string">
            <text:p text:style-name="P25"><text:bookmark text:name="__DdeLink__110_2497981791"/></text:p>
          </table:table-cell>
        </table:table-row>
        <table:table-row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5">4</text:p>
          </table:table-cell>
          <table:table-cell table:style-name="Tabelle2.E2" office:value-type="string">
            <text:p text:style-name="P27">Integer</text:p>
          </table:table-cell>
        </table:table-row>
        <table:table-row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5">5</text:p>
          </table:table-cell>
          <table:table-cell table:style-name="Tabelle2.E2" office:value-type="string">
            <text:p text:style-name="P28"/>
          </table:table-cell>
        </table:table-row>
        <table:table-row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3">0</text:p>
          </table:table-cell>
          <table:table-cell table:style-name="Tabelle2.A2" office:value-type="string">
            <text:p text:style-name="P15">6</text:p>
          </table:table-cell>
          <table:table-cell table:style-name="Tabelle2.E2" office:value-type="string">
            <text:p text:style-name="P28">Register</text:p>
          </table:table-cell>
        </table:table-row>
        <table:table-row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3">1</text:p>
          </table:table-cell>
          <table:table-cell table:style-name="Tabelle2.A2" office:value-type="string">
            <text:p text:style-name="P15">7</text:p>
          </table:table-cell>
          <table:table-cell table:style-name="Tabelle2.E2" office:value-type="string">
            <text:p text:style-name="P2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2:17:50.772639233</meta:creation-date>
    <dc:date>2016-11-05T15:55:11.485069943</dc:date>
    <meta:editing-duration>PT2H10M27S</meta:editing-duration>
    <meta:editing-cycles>34</meta:editing-cycles>
    <meta:generator>LibreOffice/5.2.2.2.0$Linux_X86_64 LibreOffice_project/20m0$Build-2</meta:generator>
    <meta:document-statistic meta:table-count="2" meta:image-count="0" meta:object-count="0" meta:page-count="2" meta:paragraph-count="118" meta:word-count="351" meta:character-count="1528" meta:non-whitespace-character-count="1312"/>
  </office:meta>
</office:document-meta>
</file>